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467d" officeooo:paragraph-rsid="000d467d" style:font-size-asian="14pt" style:font-size-complex="16pt"/>
    </style:style>
    <style:style style:name="P2" style:family="paragraph" style:parent-style-name="Standard">
      <style:text-properties fo:color="#ffffff" fo:font-size="16pt" officeooo:rsid="000d467d" officeooo:paragraph-rsid="000d467d" style:font-size-asian="14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729fcf"/>
    </style:style>
    <style:style style:name="P10" style:family="paragraph"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weight-asian="bold" style:font-weight-complex="bold"/>
    </style:style>
    <style:style style:name="gr1" style:family="graphic">
      <style:graphic-properties draw:fill-color="#ffffff" draw:textarea-horizontal-align="justify" draw:textarea-vertical-align="middle" draw:auto-grow-height="false" fo:min-height="1.415cm" fo:min-width="2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8.123cm" fo:min-width="3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378cm" fo:min-width="2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677cm" fo:min-width="4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3.314cm" fo:min-width="3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1.579cm" fo:min-width="2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3.314cm" fo:min-width="1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0.342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42cm" fo:min-width="1.217cm" style:run-through="foreground"/>
    </style:style>
    <style:style style:name="gr12" style:family="graphic">
      <style:graphic-properties draw:textarea-horizontal-align="center" draw:textarea-vertical-align="middle" style:run-through="foreground"/>
    </style:style>
    <style:style style:name="gr13" style:family="graphic">
      <style:graphic-properties draw:fill-color="#ffffff" draw:textarea-horizontal-align="justify" draw:textarea-vertical-align="middle" draw:auto-grow-height="false" fo:min-height="0.342cm" fo:min-width="1.217cm" style:run-through="foreground"/>
    </style:style>
    <style:style style:name="gr14" style:family="graphic">
      <style:graphic-properties draw:textarea-horizontal-align="justify" draw:textarea-vertical-align="middle" draw:auto-grow-height="false" fo:min-height="0.342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729fcf" draw:textarea-horizontal-align="justify" draw:textarea-vertical-align="middle" draw:auto-grow-height="false" fo:min-height="0.224cm" fo:min-width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176cm" fo:min-width="0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176cm" fo:min-width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183cm" fo:min-width="0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vertical-align="middle" draw:auto-grow-height="false" fo:min-height="0.31cm" fo:min-width="0.1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 Diagram:</text:p>
      <text:p text:style-name="P1"/>
      <text:p text:style-name="P1"/>
      <text:p text:style-name="P1"/>
      <text:p text:style-name="P1"><draw:custom-shape text:anchor-type="paragraph" draw:z-index="1" draw:name="Shape2" draw:style-name="gr2" draw:text-style-name="P5" svg:width="3.795cm" svg:height="8.123cm" svg:x="3.852cm" svg:y="0.478cm"><text:p text:style-name="P3"><text:span text:style-name="T2">ARM(LPC1768)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3" draw:style-name="gr4" draw:text-style-name="P6" svg:width="4.114cm" svg:height="1.678cm" svg:x="8.53cm" svg:y="0.028cm"><text:p text:style-name="P3"><text:span text:style-name="T3">USB to Serial </text:span></text:p><text:p text:style-name="P3"><text:span text:style-name="T3">Converter</text:span></text:p><draw:enhanced-geometry svg:viewBox="0 0 21600 21600" draw:type="rectangle" draw:enhanced-path="M 0 0 L 21600 0 21600 21600 0 21600 0 0 Z N"/></draw:custom-shape><draw:custom-shape text:anchor-type="paragraph" draw:z-index="5" draw:name="Shape4" draw:style-name="gr6" draw:text-style-name="P4" svg:width="2.525cm" svg:height="1.579cm" svg:x="13.506cm" svg:y="0.064cm"><text:p text:style-name="P3"><text:span text:style-name="T1">Serial </text:span></text:p><text:p text:style-name="P3"><text:span text:style-name="T1">Monitor</text:span></text:p><draw:enhanced-geometry svg:viewBox="0 0 21600 21600" draw:type="rectangle" draw:enhanced-path="M 0 0 L 21600 0 21600 21600 0 21600 0 0 Z N"/></draw:custom-shape></text:p>
      <text:p text:style-name="P2"><draw:g text:anchor-type="paragraph" draw:z-index="11" draw:style-name="gr10"><draw:custom-shape draw:name="Shape5" draw:style-name="gr11" svg:width="1.722cm" svg:height="0.481cm" svg:x="6.468cm" svg:y="8.9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6" draw:style-name="gr12" draw:text-style-name="P3" svg:x1="6.468cm" svg:y1="9.124cm" svg:x2="6.436cm" svg:y2="10.435cm"><text:p/></draw:line><draw:custom-shape draw:name="Shape5" draw:style-name="gr13" draw:text-style-name="P7" svg:width="1.722cm" svg:height="0.481cm" svg:x="6.436cm" svg:y="10.1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paragraph" draw:z-index="0" draw:name="Shape1" draw:style-name="gr1" draw:text-style-name="P4" svg:width="2.685cm" svg:height="1.415cm" svg:x="0.404cm" svg:y="0.141cm"><text:p text:style-name="P3"><text:span text:style-name="T1">RFID Module</text:span></text:p><draw:enhanced-geometry svg:viewBox="0 0 21600 21600" draw:type="rectangle" draw:enhanced-path="M 0 0 L 21600 0 21600 21600 0 21600 0 0 Z N"/></draw:custom-shape><draw:custom-shape text:anchor-type="paragraph" draw:z-index="2" draw:style-name="gr3" draw:text-style-name="P4" svg:width="2.34cm" svg:height="1.378cm" svg:x="0.623cm" svg:y="4.128cm"><text:p text:style-name="P3"><text:span text:style-name="T1">Keypad</text:span></text:p><draw:enhanced-geometry svg:viewBox="0 0 21600 21600" draw:type="rectangle" draw:enhanced-path="M 0 0 L 21600 0 21600 21600 0 21600 0 0 Z N"/></draw:custom-shape><draw:custom-shape text:anchor-type="paragraph" draw:z-index="4" draw:name="Shape3" draw:style-name="gr5" draw:text-style-name="P4" svg:width="3.102cm" svg:height="3.315cm" svg:x="8.468cm" svg:y="3.397cm"><text:p text:style-name="P3"><text:span text:style-name="T1">Node-MCU</text:span></text:p><text:p text:style-name="P3"><text:span text:style-name="T1">(ESP8266)</text:span></text:p><draw:enhanced-geometry svg:viewBox="0 0 21600 21600" draw:type="rectangle" draw:enhanced-path="M 0 0 L 21600 0 21600 21600 0 21600 0 0 Z N"/></draw:custom-shape><draw:custom-shape text:anchor-type="paragraph" draw:z-index="6" draw:name="Shape3" draw:style-name="gr7" draw:text-style-name="P4" svg:width="1.571cm" svg:height="3.315cm" svg:x="12.485cm" svg:y="3.304cm"><text:p text:style-name="P3"><text:span text:style-name="T1">Server</text:span></text:p><draw:enhanced-geometry svg:viewBox="0 0 21600 21600" draw:type="rectangle" draw:enhanced-path="M 0 0 L 21600 0 21600 21600 0 21600 0 0 Z N"/></draw:custom-shape><draw:line text:anchor-type="paragraph" draw:z-index="7" draw:name="Shape7" draw:style-name="gr8" draw:text-style-name="P3" svg:x1="8.19cm" svg:y1="9.222cm" svg:x2="8.158cm" svg:y2="10.404cm"><text:p/></draw:line><draw:custom-shape text:anchor-type="paragraph" draw:z-index="8" draw:name="Shape5" draw:style-name="gr9" draw:text-style-name="P7" svg:width="1.722cm" svg:height="0.481cm" svg:x="6.436cm" svg:y="10.1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6" draw:style-name="gr8" draw:text-style-name="P3" svg:x1="14.884cm" svg:y1="4.535cm" svg:x2="14.852cm" svg:y2="5.846cm"><text:p/></draw:line><draw:line text:anchor-type="paragraph" draw:z-index="10" draw:name="Shape7" draw:style-name="gr8" draw:text-style-name="P3" svg:x1="16.637cm" svg:y1="4.6cm" svg:x2="16.605cm" svg:y2="5.782cm"><text:p/></draw:line><draw:custom-shape text:anchor-type="paragraph" draw:z-index="12" draw:name="Shape5" draw:style-name="gr14" svg:width="1.722cm" svg:height="0.481cm" svg:x="14.884cm" svg:y="4.3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5" draw:style-name="gr9" draw:text-style-name="P7" svg:width="1.722cm" svg:height="0.481cm" svg:x="14.852cm" svg:y="5.58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Shape8" draw:style-name="gr15" draw:text-style-name="P8" svg:width="2.105cm" svg:height="0.606cm" svg:x="14.628cm" svg:y="3.475cm"><draw:text-box><text:p text:style-name="P3"><text:span text:style-name="T1">Database</text:span></text:p></draw:text-box></draw:frame><draw:custom-shape text:anchor-type="paragraph" draw:z-index="15" draw:name="Shape9" draw:style-name="gr16" draw:text-style-name="P9" svg:width="0.765cm" svg:height="0.447cm" svg:x="3.089cm" svg:y="0.5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10" draw:style-name="gr17" svg:width="0.892cm" svg:height="0.352cm" svg:x="2.962cm" svg:y="4.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Shape10" draw:style-name="gr17" svg:width="0.892cm" svg:height="0.352cm" svg:x="7.639cm" svg:y="0.2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Shape10" draw:style-name="gr18" draw:text-style-name="P10" svg:width="0.825cm" svg:height="0.354cm" svg:x="7.646cm" svg:y="4.837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10" draw:style-name="gr17" svg:width="0.892cm" svg:height="0.352cm" svg:x="12.644cm" svg:y="0.11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0" draw:name="Shape10" draw:style-name="gr19" svg:width="0.83cm" svg:height="0.368cm" svg:x="14.055cm" svg:y="4.8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1" draw:name="Shape12" draw:style-name="gr20" draw:text-style-name="P3" svg:width="0.479cm" svg:height="0.989cm" svg:x="11.792cm" svg:y="4.68cm"><text:p/><draw:enhanced-geometry svg:viewBox="0 0 640 861" draw:text-areas="257 295 414 566" draw:type="non-primitive" draw:enhanced-path="M 640 233 L 221 293 506 12 367 0 29 406 431 347 145 645 99 520 0 861 326 765 209 711 640 233 640 233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11pt double-thin #000000" style:border-line-width="0.018cm 0.004cm 0.018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3:21:33.277825730</meta:creation-date>
    <dc:date>2020-01-30T12:51:07.689140286</dc:date>
    <meta:editing-duration>PT57M39S</meta:editing-duration>
    <meta:editing-cycles>11</meta:editing-cycles>
    <meta:generator>LibreOffice/5.3.6.1$Linux_X86_64 LibreOffice_project/30$Build-1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